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1ec"/>
    </style:style>
    <style:style style:name="P2" style:family="paragraph" style:parent-style-name="Standard">
      <style:text-properties officeooo:rsid="001171ec" officeooo:paragraph-rsid="001171ec"/>
    </style:style>
    <style:style style:name="P3" style:family="paragraph" style:parent-style-name="Standard">
      <style:text-properties fo:font-size="12pt" officeooo:rsid="001171ec" officeooo:paragraph-rsid="001171ec" style:font-size-asian="10.5pt" style:font-size-complex="12pt"/>
    </style:style>
    <style:style style:name="P4" style:family="paragraph" style:parent-style-name="Standard">
      <style:text-properties fo:font-size="12pt" officeooo:rsid="001343ed" officeooo:paragraph-rsid="001343ed" style:font-size-asian="10.5pt" style:font-size-complex="12pt"/>
    </style:style>
    <style:style style:name="P5" style:family="paragraph" style:parent-style-name="Standard">
      <style:text-properties fo:font-size="12pt" officeooo:rsid="001419a7" officeooo:paragraph-rsid="001419a7" style:font-size-asian="10.5pt" style:font-size-complex="12pt"/>
    </style:style>
    <style:style style:name="P6" style:family="paragraph" style:parent-style-name="Standard">
      <style:text-properties fo:font-size="12pt" officeooo:rsid="001419a7" officeooo:paragraph-rsid="001c26d3" style:font-size-asian="10.5pt" style:font-size-complex="12pt"/>
    </style:style>
    <style:style style:name="P7" style:family="paragraph" style:parent-style-name="Standard">
      <style:text-properties fo:font-size="12pt" officeooo:rsid="00147575" officeooo:paragraph-rsid="00147575" style:font-size-asian="10.5pt" style:font-size-complex="12pt"/>
    </style:style>
    <style:style style:name="P8" style:family="paragraph" style:parent-style-name="Standard">
      <style:text-properties fo:font-size="12pt" officeooo:rsid="00147575" officeooo:paragraph-rsid="001c26d3" style:font-size-asian="10.5pt" style:font-size-complex="12pt"/>
    </style:style>
    <style:style style:name="P9" style:family="paragraph" style:parent-style-name="Standard">
      <style:text-properties fo:font-size="12pt" officeooo:rsid="001557f4" officeooo:paragraph-rsid="001557f4" style:font-size-asian="10.5pt" style:font-size-complex="12pt"/>
    </style:style>
    <style:style style:name="P10" style:family="paragraph" style:parent-style-name="Standard">
      <style:text-properties fo:font-size="12pt" officeooo:rsid="00174a3f" officeooo:paragraph-rsid="00174a3f" style:font-size-asian="10.5pt" style:font-size-complex="12pt"/>
    </style:style>
    <style:style style:name="P11" style:family="paragraph" style:parent-style-name="Standard">
      <style:text-properties fo:font-size="12pt" officeooo:rsid="00186d3e" officeooo:paragraph-rsid="00186d3e" style:font-size-asian="10.5pt" style:font-size-complex="12pt"/>
    </style:style>
    <style:style style:name="P12" style:family="paragraph" style:parent-style-name="Standard">
      <style:text-properties fo:font-size="12pt" officeooo:rsid="001a2a2b" officeooo:paragraph-rsid="001a2a2b" style:font-size-asian="10.5pt" style:font-size-complex="12pt"/>
    </style:style>
    <style:style style:name="P13" style:family="paragraph" style:parent-style-name="Standard">
      <style:text-properties fo:font-size="12pt" officeooo:rsid="001c26d3" officeooo:paragraph-rsid="001c26d3" style:font-size-asian="10.5pt" style:font-size-complex="12pt"/>
    </style:style>
    <style:style style:name="P14" style:family="paragraph" style:parent-style-name="Standard">
      <style:text-properties fo:font-size="12pt" officeooo:rsid="001c82f7" officeooo:paragraph-rsid="001c82f7" style:font-size-asian="10.5pt" style:font-size-complex="12pt"/>
    </style:style>
    <style:style style:name="P15" style:family="paragraph" style:parent-style-name="Standard">
      <style:text-properties fo:font-size="15pt" officeooo:rsid="001171ec" officeooo:paragraph-rsid="001171ec" style:font-size-asian="15pt" style:font-size-complex="15pt"/>
    </style:style>
    <style:style style:name="P16" style:family="paragraph" style:parent-style-name="Standard">
      <style:text-properties fo:font-size="15pt" officeooo:rsid="001343ed" officeooo:paragraph-rsid="001343ed" style:font-size-asian="15pt" style:font-size-complex="15pt"/>
    </style:style>
    <style:style style:name="P17" style:family="paragraph" style:parent-style-name="Standard">
      <style:text-properties fo:font-size="15pt" officeooo:rsid="001419a7" officeooo:paragraph-rsid="001419a7" style:font-size-asian="15pt" style:font-size-complex="15pt"/>
    </style:style>
    <style:style style:name="P18" style:family="paragraph" style:parent-style-name="Standard">
      <style:text-properties fo:font-size="15pt" officeooo:rsid="00147575" officeooo:paragraph-rsid="00147575" style:font-size-asian="15pt" style:font-size-complex="15pt"/>
    </style:style>
    <style:style style:name="P19" style:family="paragraph" style:parent-style-name="Standard">
      <style:text-properties officeooo:rsid="00147575" officeooo:paragraph-rsid="00147575"/>
    </style:style>
    <style:style style:name="P20" style:family="paragraph" style:parent-style-name="Standard">
      <style:paragraph-properties fo:text-align="center" style:justify-single-word="false"/>
      <style:text-properties fo:font-size="20pt" officeooo:rsid="00147575" officeooo:paragraph-rsid="00147575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officeooo:rsid="001c26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inux</text:p>
      <text:p text:style-name="P19"><text:span text:style-name="T3"/></text:p>
      <text:p text:style-name="P18">primeiros passos</text:p>
      <text:p text:style-name="P2"><text:span text:style-name="T3"/></text:p>
      <text:p text:style-name="P2"><text:span text:style-name="T3"/></text:p>
      <text:p text:style-name="P2"><text:span text:style-name="T3">Após instalação correta da versão escolhida (mint) faça o seguinte.</text:span></text:p>
      <text:p text:style-name="P2"><text:span text:style-name="T1"/></text:p>
      <text:p text:style-name="P1"><text:span text:style-name="T2">1°Timeshift</text:span>;</text:p>
      <text:p text:style-name="P2">configure de acordo com sua preferencia, mas configure e importante porque caso der algo errado isso salva sua vida.</text:p>
      <text:p text:style-name="P2"/>
      <text:p text:style-name="P15">2°repositórios; </text:p>
      <text:p text:style-name="P3">use o repositórios locais(brasil) por ser mais rápido, e são atualizados com muita frequência.</text:p>
      <text:p text:style-name="P3"/>
      <text:p text:style-name="P16">3°Atualização;</text:p>
      <text:p text:style-name="P4">no canto direto inferior tem um escudo e sempre que possível atualize sua maquina.</text:p>
      <text:p text:style-name="P4"/>
      <text:p text:style-name="P17">4°prompt de comando(temida tela preta);</text:p>
      <text:p text:style-name="P5">use esse terminal para baixar diretórios, pacotes de programas , atualizações , limpeza de sistema e etc…</text:p>
      <text:p text:style-name="P5">mais cuidado ao usar pesquise e saiba oque cada comando ira fazer.</text:p>
      <text:p text:style-name="P5">Ex; </text:p>
      <text:p text:style-name="P6"><text:tab/>apt (isso vai abrir vários comandos para ser executados).</text:p>
      <text:p text:style-name="P6"><text:tab/>ex; </text:p>
      <text:p text:style-name="P6"><text:tab/><text:tab/>apt update &lt;vai atualizar os pacotes&gt;</text:p>
      <text:p text:style-name="P7"/>
      <text:p text:style-name="P8"><text:span text:style-name="T4">OBS</text:span>; </text:p>
      <text:p text:style-name="P8"><text:tab/>quando tiver digitando e não lembrar da escrita aperte TAB e o próprio terminal vai te dar algumas sugestões.</text:p>
      <text:p text:style-name="P8">Sempre que tiver certeza do que esta fazendo e precisar de permissão do administrador utilize o comando SUDO antes </text:p>
      <text:p text:style-name="P8">ex;</text:p>
      <text:p text:style-name="P8"><text:tab/>sudo apt clean</text:p>
      <text:p text:style-name="P7"/>
      <text:p text:style-name="P9"><text:span text:style-name="T2">5° comandos</text:span> </text:p>
      <text:p text:style-name="P9">todos do comandos digitados do terminal sempre deve ser em minusculo porque se não vai dar erro.</text:p>
      <text:p text:style-name="P9"/>
      <text:p text:style-name="P9">LS = lista os aquivos/pastar do diretório atual. </text:p>
      <text:p text:style-name="P10"/>
      <text:p text:style-name="P10">CD = para trocar de diretório.</text:p>
      <text:p text:style-name="P10"/>
      <text:p text:style-name="P10">PWD= mostra todo o caminho percorrido ate aonde você esta.</text:p>
      <text:p text:style-name="P10"/>
      <text:p text:style-name="P10">MKDIR= crias diretórios.</text:p>
      <text:p text:style-name="P10"/>
      <text:p text:style-name="P10">TOUCH= cria um arquivo zerado sem formato especifico. </text:p>
      <text:p text:style-name="P10"/>
      <text:p text:style-name="P10">NANO= um editor de texto pra quebra aquele galho.</text:p>
      <text:p text:style-name="P11"/>
      <text:p text:style-name="P11"><text:soft-page-break/>HELP= como o próprio nome diz e uma ajuda para o comando desejado.</text:p>
      <text:p text:style-name="P12"/>
      <text:p text:style-name="P12">RM= abreviação de remove , como o próprio nome diz apaga os arquivos . Mais para apagar diretório use dir no final (rmdir).CUIDADO usar esses comandos <text:span text:style-name="T4">de maneira errada </text:span>você dificilmente vai conseguir recuperar os arquivos.</text:p>
      <text:p text:style-name="P13"/>
      <text:p text:style-name="P14">MV= abreviação de mover ou seja vai mover aquivos</text:p>
      <text:p text:style-name="P14"/>
      <text:p text:style-name="P13">GLOBAIS;</text:p>
      <text:p text:style-name="P13">usando ‘*’ no inicio ou no fim significa quantidade/qualquer caractere, agora usado ‘?’ significa que só tem 1 caractere apenas </text:p>
      <text:p text:style-name="P13">ex; <text:tab/></text:p>
      <text:p text:style-name="P13"><text:tab/>ls /etc/ *as* = vai listar todos os arquivos/diretório que tenham ‘as’ no nome.</text:p>
      <text:p text:style-name="P13"><text:s text:c="6"/><text:tab/>ls/etc/?as? = vai listar todos os arquivos/diretório que tenha apenas um caractere antes <text:tab/>depois <text:tab/>‘as’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33:30.233218106</meta:creation-date>
    <dc:date>2025-02-18T16:31:28.386124582</dc:date>
    <meta:editing-duration>PT8M3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37" meta:word-count="329" meta:character-count="2027" meta:non-whitespace-character-count="1708"/>
  </office:meta>
</office:document-meta>
</file>